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0DD499F5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imo" svg:font-family="Arim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adornments="Regular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inos" svg:font-family="Tinos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gradient" draw:fill-color="#ffffff" draw:fill-gradient-name="Midnight" draw:gradient-step-count="0" draw:auto-grow-height="true" draw:auto-grow-width="false" fo:min-height="2.92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ffffff" draw:fill-gradient-name="Midnight" draw:gradient-step-count="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691cm" svg:x="1cm" svg:y="6.624cm">
          <draw:image xlink:href="Pictures/1000000000000640000004B00DD499F5.jpg" xlink:type="simple" xlink:show="embed" xlink:actuate="onLoad" draw:mime-type="image/jpeg">
            <text:p/>
          </draw:image>
        </draw:frame>
        <draw:frame draw:style-name="gr2" draw:text-style-name="P2" draw:layer="layout" svg:width="7.303cm" svg:height="3.175cm" svg:x="12.747cm" svg:y="18.145cm">
          <draw:text-box>
            <text:p>CLICK <text:tab/>IMAGE<text:tab/> FOR <text:tab/><text:tab/><text:tab/>HOMEPAG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imo" svg:font-family="Arim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adornments="Regular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inos" svg:font-family="Tinos" style:font-family-generic="roman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>
      <loext:gradient-stop svg:offset="0" loext:color-type="rgb" loext:color-value="#000000"/>
      <loext:gradient-stop svg:offset="1" loext:color-type="rgb" loext:color-value="#729fcf"/>
    </draw:gradient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Midnight" draw:style="linear" draw:start-color="#000000" draw:end-color="#2a6099" draw:start-intensity="100%" draw:end-intensity="100%" draw:angle="0deg" draw:border="0%">
      <loext:gradient-stop svg:offset="0" loext:color-type="rgb" loext:color-value="#000000"/>
      <loext:gradient-stop svg:offset="1" loext:color-type="rgb" loext:color-value="#2a609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no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729fcf" draw:fill-gradient-name="Midnight" draw:gradient-step-count="0" draw:textarea-horizontal-align="justify" draw:textarea-vertical-align="middle" draw:auto-grow-width="tru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text-blinking="true" fo:font-variant="normal" fo:text-transform="none" fo:color="#069a2e" loext:opacity="100%" style:text-outline="false" style:text-line-through-style="none" style:text-line-through-type="none" style:font-name="Nimbus Roman" fo:font-family="'Nimbus Roman'" style:font-style-name="Regular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2-08T05:22:43.817671108</meta:print-date>
    <meta:printed-by>PDF files</meta:printed-by>
    <dc:date>2025-02-08T05:22:54.516969777</dc:date>
    <meta:editing-duration>PT10S</meta:editing-duration>
    <meta:editing-cycles>1</meta:editing-cycles>
    <meta:document-statistic meta:object-count="2"/>
    <meta:generator>LibreOffice/24.8.4.2$Linux_X86_64 LibreOffice_project/480$Build-2</meta:generator>
  </office:meta>
</office:document-meta>
</file>